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2.2591in" fo:break-before="auto" style:use-optimal-row-height="true"/>
    </style:style>
    <style:style style:name="ro9" style:family="table-row">
      <style:table-row-properties style:row-height="0.2189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PLAN FOR full</text:p>
          </table:table-cell>
          <table:covered-table-cell table:number-columns-repeated="5"/>
          <table:table-cell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2"/>
          <table:table-cell table:style-name="ce12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2"/>
          <table:table-cell table:style-name="ce12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ecwallet is a non-default wallet file which can be used to hold the entry credit key</text:p>
          </table:table-cell>
          <table:covered-table-cell table:number-columns-repeated="6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txbin is a non-existent file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non-wallet-file is a file that contains something other than 128 hexadecimal digit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chain/1st-entry contains the text of the 1<text:span text:style-name="T1">st</text:span> entry to be put in a created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entry/another-entry contains the text of an entry to be added to an existing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 table:number-columns-spanned="5" table:number-rows-spanned="1">
            <text:p>WALLET</text:p>
          </table:table-cell>
          <table:covered-table-cell table:number-columns-repeated="4" table:style-name="ce4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1" calcext:value-type="float">
            <text:p>1.1</text:p>
          </table:table-cell>
          <table:table-cell table:style-name="ce9" office:value-type="string" calcext:value-type="string" table:number-columns-spanned="5" table:number-rows-spanned="1">
            <text:p>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1.1</text:p>
          </table:table-cell>
          <table:table-cell table:style-name="ce9" office:value-type="string" calcext:value-type="string" table:number-columns-spanned="5" table:number-rows-spanned="1">
            <text:p>SETTING UP 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1.1.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~/.factom/ecwallet”</text:p>
            <text:p>"cat ~/.factom/ecwallet"</text:p>
          </table:table-cell>
          <table:table-cell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1.1.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1.2</text:p>
          </table:table-cell>
          <table:table-cell table:style-name="ce9" office:value-type="string" calcext:value-type="string" table:number-columns-spanned="5" table:number-rows-spanned="1">
            <text:p>ADDING TEST CREDITS TO 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1.2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“factom-cli balance ec”</text:p>
          </table:table-cell>
          <table:table-cell table:style-name="ce5" office:value-type="string" calcext:value-type="string">
            <text:p>wallet balance = 0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1.2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5" office:value-type="string" calcext:value-type="string">
            <text:p>“factom-cli testcredit”</text:p>
          </table:table-cell>
          <table:table-cell table:style-name="ce13"/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1.2.3</text:p>
          </table:table-cell>
          <table:table-cell table:style-name="ce5" office:value-type="string" calcext:value-type="string">
            <text:p>Check that wallet entry credit balance has been updated</text:p>
          </table:table-cell>
          <table:table-cell table:style-name="ce5" office:value-type="string" calcext:value-type="string">
            <text:p>“factom-cli balance ec”</text:p>
          </table:table-cell>
          <table:table-cell table:style-name="ce5" office:value-type="string" calcext:value-type="string">
            <text:p>previous wallet balance + 100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 table:number-columns-spanned="5" table:number-rows-spanned="1">
            <text:p>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2.1</text:p>
          </table:table-cell>
          <table:table-cell table:style-name="ce9" office:value-type="string" calcext:value-type="string" table:number-columns-spanned="5" table:number-rows-spanned="1">
            <text:p>SETTING UP 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2.1.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~/testing/ecwallet”</text:p>
            <text:p>"cat ~/testing/ecwallet"</text:p>
          </table:table-cell>
          <table:table-cell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2.1.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-w ~/testing/ecwallet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2.2</text:p>
          </table:table-cell>
          <table:table-cell table:style-name="ce9" office:value-type="string" calcext:value-type="string" table:number-columns-spanned="5" table:number-rows-spanned="1">
            <text:p>ADDING TEST CREDITS TO 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2.2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wallet balance = 0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2.2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5" office:value-type="string" calcext:value-type="string">
            <text:p>“factom-cli -w ~/testing/ecwallet testcredit”</text:p>
          </table:table-cell>
          <table:table-cell table:style-name="ce13"/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2.2.3</text:p>
          </table:table-cell>
          <table:table-cell table:style-name="ce5" office:value-type="string" calcext:value-type="string">
            <text:p>Check that wallet entry credit balance has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wallet balance + 100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3" calcext:value-type="float">
            <text:p>1.3</text:p>
          </table:table-cell>
          <table:table-cell table:style-name="ce9" office:value-type="string" calcext:value-type="string" table:number-columns-spanned="5" table:number-rows-spanned="1">
            <text:p>ADDING TEST CREDITS TO NON-EXISTEN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3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“factom-cli -w ~/testing/tex.bin balance ec”</text:p>
          </table:table-cell>
          <table:table-cell table:style-name="ce5" office:value-type="string" calcext:value-type="string">
            <text:p>No such wallet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3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5" office:value-type="string" calcext:value-type="string">
            <text:p>“factom-cli -w ~/testing/tex.bin testcredit”</text:p>
          </table:table-cell>
          <table:table-cell table:style-name="ce5" office:value-type="string" calcext:value-type="string">
            <text:p>No such wallet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3.3</text:p>
          </table:table-cell>
          <table:table-cell table:style-name="ce5" office:value-type="string" calcext:value-type="string">
            <text:p>Check that wallet entry credit balance has been updated</text:p>
          </table:table-cell>
          <table:table-cell table:style-name="ce5" office:value-type="string" calcext:value-type="string">
            <text:p>“factom-cli -w ~/testing/tex.bin balance ec”</text:p>
          </table:table-cell>
          <table:table-cell table:style-name="ce5" office:value-type="string" calcext:value-type="string">
            <text:p>No such wallet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4" calcext:value-type="float">
            <text:p>1.4</text:p>
          </table:table-cell>
          <table:table-cell table:style-name="ce9" office:value-type="string" calcext:value-type="string" table:number-columns-spanned="5" table:number-rows-spanned="1">
            <text:p>ADDING TEST CREDITS TO NON-WALLET FILE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4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“factom-cli -w ~/testing/non-wallet-file balance ec”</text:p>
          </table:table-cell>
          <table:table-cell table:style-name="ce5" office:value-type="string" calcext:value-type="string">
            <text:p>Not a valid wallet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4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5" office:value-type="string" calcext:value-type="string">
            <text:p>“factom-cli -w ~/testing/non-wallet-file testcredit”</text:p>
          </table:table-cell>
          <table:table-cell table:style-name="ce5" office:value-type="string" calcext:value-type="string">
            <text:p>Not a valid wallet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4.3</text:p>
          </table:table-cell>
          <table:table-cell table:style-name="ce5" office:value-type="string" calcext:value-type="string">
            <text:p>Check that wallet entry credit balance has been updated</text:p>
          </table:table-cell>
          <table:table-cell table:style-name="ce5" office:value-type="string" calcext:value-type="string">
            <text:p>“factom-cli -w ~/testing/non-wallet-file balance ec”</text:p>
          </table:table-cell>
          <table:table-cell table:style-name="ce5" office:value-type="string" calcext:value-type="string">
            <text:p>Not a valid wallet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 table:number-columns-spanned="5" table:number-rows-spanned="1">
            <text:p>BUY ENTRY CREDITS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.1" calcext:value-type="float">
            <text:p>2.1</text:p>
          </table:table-cell>
          <table:table-cell table:style-name="ce9" office:value-type="string" calcext:value-type="string" table:number-columns-spanned="5" table:number-rows-spanned="1">
            <text:p>BUY 100 ENTRY CREDITS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1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1.2</text:p>
          </table:table-cell>
          <table:table-cell table:style-name="ce5" office:value-type="string" calcext:value-type="string">
            <text:p>Buy 100 entry credits</text:p>
          </table:table-cell>
          <table:table-cell table:style-name="ce5" office:value-type="string" calcext:value-type="string">
            <text:p>“factom-cli -w ~/testing/ecwallet buy #100”</text:p>
          </table:table-cell>
          <table:table-cell table:style-name="ce5" table:number-columns-repeated="3"/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5" office:value-type="string" calcext:value-type="string">
            <text:p>2.1.3</text:p>
          </table:table-cell>
          <table:table-cell table:style-name="ce5" office:value-type="string" calcext:value-type="string">
            <text:p>Check that entry credit balance has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+ 100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.2" calcext:value-type="float">
            <text:p>2.2</text:p>
          </table:table-cell>
          <table:table-cell table:style-name="ce9" office:value-type="string" calcext:value-type="string" table:number-columns-spanned="5" table:number-rows-spanned="1">
            <text:p>BUY -100 ENTRY CREDITS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2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2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-100”</text:p>
          </table:table-cell>
          <table:table-cell table:style-name="ce5" office:value-type="string" calcext:value-type="string">
            <text:p>purchase of negative credits should be disallowed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2.2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table:number-columns-repeated="2"/>
          <table:table-cell table:style-name="ce15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.3" calcext:value-type="float">
            <text:p>2.3</text:p>
          </table:table-cell>
          <table:table-cell table:style-name="ce9" office:value-type="string" calcext:value-type="string" table:number-columns-spanned="5" table:number-rows-spanned="1">
            <text:p>BUY 0 ENTRY CREDITS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3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3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0”</text:p>
          </table:table-cell>
          <table:table-cell table:style-name="ce5" office:value-type="string" calcext:value-type="string">
            <text:p>purchase of zero credits should be disallowed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2.3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table:number-columns-repeated="2"/>
          <table:table-cell table:style-name="ce15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.4" calcext:value-type="float">
            <text:p>2.4</text:p>
          </table:table-cell>
          <table:table-cell table:style-name="ce9" office:value-type="string" calcext:value-type="string" table:number-columns-spanned="5" table:number-rows-spanned="1">
            <text:p>BUY 5a5 ENTRY CREDITS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4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4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5a5”</text:p>
          </table:table-cell>
          <table:table-cell table:style-name="ce5" office:value-type="string" calcext:value-type="string">
            <text:p>purchase of non-numeric credits should be disallowed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2.4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table:number-columns-repeated="2"/>
          <table:table-cell table:style-name="ce15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.5" calcext:value-type="float">
            <text:p>2.5</text:p>
          </table:table-cell>
          <table:table-cell table:style-name="ce9" office:value-type="string" calcext:value-type="string" table:number-columns-spanned="5" table:number-rows-spanned="1">
            <text:p>BUY A GAZILLION ENTRY CREDITS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5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5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5000000000”</text:p>
          </table:table-cell>
          <table:table-cell table:style-name="ce5" office:value-type="string" calcext:value-type="string">
            <text:p>purchase of too large a number (~4 billion) of <text:s/>credits should be disallowed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2.5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table:number-columns-repeated="2"/>
          <table:table-cell table:style-name="ce15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 table:number-columns-spanned="5" table:number-rows-spanned="1">
            <text:p>CHAIN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3.1" calcext:value-type="float">
            <text:p>3.1</text:p>
          </table:table-cell>
          <table:table-cell table:style-name="ce9" office:value-type="string" calcext:value-type="string" table:number-columns-spanned="5" table:number-rows-spanned="1">
            <text:p>MAKE CHAIN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3.1.1</text:p>
          </table:table-cell>
          <table:table-cell table:style-name="ce6" office:value-type="string" calcext:value-type="string">
            <text:p>Create a chain</text:p>
          </table:table-cell>
          <table:table-cell table:style-name="ce6" office:value-type="string" calcext:value-type="string">
            <text:p>factom-cli mkchain -e level1 -e level2 &lt;~/testing/test-plans-and-scripts/chain/1st-entry</text:p>
          </table:table-cell>
          <table:table-cell table:style-name="ce6" office:value-type="string" calcext:value-type="string">
            <text:p>??? return a 64 hexadecimal digit CHAINID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2">
          <table:table-cell table:style-name="ce6" table:number-columns-repeated="6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 table:number-columns-spanned="5" table:number-rows-spanned="1">
            <text:p>ENTRY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4.1" calcext:value-type="float">
            <text:p>4.1</text:p>
          </table:table-cell>
          <table:table-cell table:style-name="ce9" office:value-type="string" calcext:value-type="string" table:number-columns-spanned="5" table:number-rows-spanned="1">
            <text:p>PUT ENTRY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6" office:value-type="string" calcext:value-type="string">
            <text:p>4.1.1</text:p>
          </table:table-cell>
          <table:table-cell table:style-name="ce6" office:value-type="string" calcext:value-type="string">
            <text:p>Create an entry</text:p>
          </table:table-cell>
          <table:table-cell table:style-name="ce6" office:value-type="string" calcext:value-type="string">
            <text:p>"put -e 1level1 -e 1level2 -c “CHAINID” &lt;~/testing/test-plans-and-scripts/entry/another-entry”</text:p>
            <text:p>(CHAINID is the 64 hexadecimal digit returned by STEP 3.1.1 CREATE A CHAIN) </text:p>
          </table:table-cell>
          <table:table-cell table:style-name="ce6" office:value-type="string" calcext:value-type="string">
            <text:p>Entry created in Chain identified by CHAINID with:</text:p>
            <text:p>External ID 0 ="1level1"</text:p>
            <text:p>External ID 1 ="1level2"</text:p>
          </table:table-cell>
          <table:table-cell table:style-name="ce6" table:number-columns-repeated="2"/>
          <table:table-cell table:style-name="ce16"/>
          <table:table-cell table:style-name="ce8" table:number-columns-repeated="19"/>
          <table:table-cell table:style-name="ce16" table:number-columns-repeated="998"/>
        </table:table-row>
        <table:table-row table:style-name="ro2">
          <table:table-cell table:style-name="ce6" table:number-columns-repeated="6"/>
          <table:table-cell table:style-name="ce16"/>
          <table:table-cell table:style-name="ce8" table:number-columns-repeated="19"/>
          <table:table-cell table:style-name="ce16" table:number-columns-repeated="998"/>
        </table:table-row>
        <table:table-row table:style-name="ro9">
          <table:table-cell table:style-name="ce7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11"/>
          <table:covered-table-cell table:style-name="ce14"/>
          <table:table-cell table:style-name="ce17" table:formula="of:=SUM(g#REF!:g#REF!)" office:value-type="string" office:string-value="" calcext:value-type="error">
            <text:p>Err:509</text:p>
          </table:table-cell>
          <table:table-cell table:style-name="ce12" table:number-columns-repeated="18"/>
          <table:table-cell table:style-name="ce8"/>
          <table:table-cell table:number-columns-repeated="998"/>
        </table:table-row>
        <table:table-row table:style-name="ro9" table:number-rows-repeated="990">
          <table:table-cell table:style-name="ce8" table:number-columns-repeated="26"/>
          <table:table-cell table:number-columns-repeated="998"/>
        </table:table-row>
        <table:table-row table:style-name="ro10" table:number-rows-repeated="104752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16:46:01.276610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16:47:01.324920461</dc:date>
    <meta:generator>LibreOffice/4.2.7.2$Linux_x86 LibreOffice_project/420m0$Build-2</meta:generator>
    <meta:editing-duration>PT5H35M46S</meta:editing-duration>
    <meta:editing-cycles>46</meta:editing-cycles>
    <meta:document-statistic meta:table-count="1" meta:cell-count="184" meta:object-count="0"/>
  </office:meta>
</office:document-meta>
</file>